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justify"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style:text-properties officeooo:paragraph-rsid="0033d864"/>
    </style:style>
    <style:style style:name="P5" style:family="paragraph" style:parent-style-name="Standard">
      <style:paragraph-properties fo:line-height="200%" fo:text-align="center" style:justify-single-word="false"/>
      <style:text-properties style:text-underline-style="none"/>
    </style:style>
    <style:style style:name="P6" style:family="paragraph" style:parent-style-name="Quotations">
      <style:paragraph-properties fo:line-height="115%" fo:text-align="center" style:justify-single-word="false"/>
    </style:style>
    <style:style style:name="P7" style:family="paragraph" style:parent-style-name="Standard" style:master-page-name="Standard">
      <style:paragraph-properties fo:line-height="200%" style:page-number="auto"/>
    </style:style>
    <style:style style:name="P8" style:family="paragraph" style:parent-style-name="Standard">
      <style:paragraph-properties fo:line-height="200%"/>
    </style:style>
    <style:style style:name="P9" style:family="paragraph" style:parent-style-name="Standard" style:list-style-name="WWNum1">
      <style:paragraph-properties fo:line-height="200%" fo:text-align="start" style:justify-single-word="false"/>
    </style:style>
    <style:style style:name="P10" style:family="paragraph" style:parent-style-name="Standard" style:list-style-name="WWNum1">
      <style:paragraph-properties fo:line-height="200%" fo:text-align="start" style:justify-single-word="false"/>
      <style:text-properties officeooo:paragraph-rsid="003248c7"/>
    </style:style>
    <style:style style:name="P11" style:family="paragraph" style:parent-style-name="Standard">
      <style:paragraph-properties fo:line-height="200%" fo:text-align="start" style:justify-single-word="false"/>
      <style:text-properties fo:font-style="italic" style:font-style-asian="italic" style:font-style-complex="italic"/>
    </style:style>
    <style:style style:name="P12" style:family="paragraph" style:parent-style-name="Standard">
      <style:paragraph-properties fo:line-height="200%" fo:text-align="center" style:justify-single-word="false"/>
      <style:text-properties fo:font-style="italic" officeooo:rsid="003b6988" officeooo:paragraph-rsid="003b6988" style:font-style-asian="italic" style:font-style-complex="italic"/>
    </style:style>
    <style:style style:name="P13" style:family="paragraph" style:parent-style-name="Standard">
      <style:paragraph-properties fo:line-height="200%" fo:text-align="center" style:justify-single-word="false"/>
      <style:text-properties officeooo:rsid="003c2847" officeooo:paragraph-rsid="003c2847"/>
    </style:style>
    <style:style style:name="P14" style:family="paragraph" style:parent-style-name="Standard">
      <style:paragraph-properties fo:line-height="200%" fo:text-align="end" style:justify-single-word="false"/>
      <style:text-properties officeooo:rsid="003c8057" officeooo:paragraph-rsid="003c8057"/>
    </style:style>
    <style:style style:name="P15" style:family="paragraph" style:parent-style-name="Standard">
      <style:paragraph-properties fo:line-height="200%" fo:text-align="center" style:justify-single-word="false"/>
      <style:text-properties fo:font-style="normal" officeooo:paragraph-rsid="003e3d9b" style:font-style-asian="normal" style:font-style-complex="normal"/>
    </style:style>
    <style:style style:name="P16" style:family="paragraph" style:parent-style-name="Standard">
      <style:paragraph-properties fo:line-height="200%" fo:text-align="start" style:justify-single-word="false"/>
      <style:text-properties officeooo:rsid="003e3d9b" officeooo:paragraph-rsid="003e3d9b"/>
    </style:style>
    <style:style style:name="P17" style:family="paragraph" style:parent-style-name="Standard">
      <style:paragraph-properties fo:line-height="200%" fo:text-align="center" style:justify-single-word="false"/>
      <style:text-properties fo:font-weight="bold" officeooo:rsid="003e3d9b" officeooo:paragraph-rsid="003e3d9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e3d9b" style:font-weight-asian="bold" style:font-weight-complex="bold"/>
    </style:style>
    <style:style style:name="T3" style:family="text">
      <style:text-properties fo:font-style="italic" style:font-style-asian="italic" style:font-style-complex="italic"/>
    </style:style>
    <style:style style:name="fr1" style:family="graphic" style:parent-style-name="Formula">
      <style:graphic-properties fo:margin-left="0cm" fo:margin-right="0cm" fo:margin-top="0cm" fo:margin-bottom="0cm" style:run-through="foreground" style:wrap="none" style:vertical-pos="from-top" style:horizontal-pos="from-left" style:horizontal-rel="page" draw:ole-draw-aspect="1"/>
    </style:style>
    <style:style style:name="fr2" style:family="graphic" style:parent-style-name="Formula">
      <style:graphic-properties fo:margin-left="0cm" fo:margin-right="0cm" fo:margin-top="0cm" fo:margin-bottom="0cm" style:run-through="foreground" style:wrap="dynamic" style:number-wrapped-paragraphs="no-limit" style:wrap-contour="false" style:vertical-pos="from-top" style:horizontal-pos="center"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Name</text:span>: Folarin, Wasiu Junior</text:p>
      <text:p text:style-name="P4"><text:span text:style-name="T1">Matric Number</text:span>: MTH/2014/014</text:p>
      <text:p text:style-name="P8"><text:span text:style-name="T1">Supervisor:</text:span> Dr. B.S. Ogundare</text:p>
      <text:p text:style-name="P14">September 2018</text:p>
      <text:p text:style-name="P1">INTRODUCTION</text:p>
      <text:p text:style-name="P2"><text:tab/>In everyday life, we usually see the need to further classify a collection of items into non-overlapping, exhaustive sub-groups, with each group containing members satisfying a number of constraints. That is, membership in a group is based on a proof-positive check of each members against each of the constraining conditions.</text:p>
      <text:p text:style-name="P2"><text:tab/>Although, several methods in the field of Operations Research (OR), especially, have been developed to solve various assignment and optimization problems. Nonetheless, Linear Programming (a key tool of OR) is specifically defined thus: </text:p>
      <text:p text:style-name="P6"><text:span text:style-name="Emphasis">“Linear Programming is a mathematical technique for determining the optimal allocation of resources and obtaining a particular objective( i.e., cost minimization or inversely profit maximization when there are alternative uses of the resources: Land, Labout, Capital, Materials, Machines, etc.”</text:span></text:p>
      <text:p text:style-name="P2">The question therefore arises – what if our optimization doesn’t involve minimizing cost of maximizing profit; what if we’re just interested in </text:p>
      <text:p text:style-name="P1"><text:span text:style-name="Citation">Allocation of objects to non-overlapping groups,</text:span></text:p>
      <text:p text:style-name="P1"><text:span text:style-name="Citation">based on inate properties of the objects and constraining conditions</text:span></text:p>
      <text:p text:style-name="P3"/>
      <text:p text:style-name="P5">A REFERENCE USE CASE SCENARIO</text:p>
      <text:p text:style-name="P3">Given that every intending NYSC corp member would be posted to a serving state based on the following criteria</text:p>
      <text:list xml:id="list3149530402" text:style-name="WWNum1">
        <text:list-item>
          <text:p text:style-name="P9">He/she should not be posted to his state of origin</text:p>
        </text:list-item>
        <text:list-item>
          <text:p text:style-name="P9">He/she should not be posted to his state of studying</text:p>
        </text:list-item>
        <text:list-item>
          <text:p text:style-name="P10">He/she can only be posted to a state with capacity to absorb him/her</text:p>
        </text:list-item>
      </text:list>
      <text:p text:style-name="P11">Given these set of constraints how do we efficiently deploy each intending Corp member to a state?</text:p>
      <text:p text:style-name="P12"/>
      <text:p text:style-name="P15"><text:span text:style-name="T2"/></text:p>
      <text:p text:style-name="P15"><text:soft-page-break/><text:span text:style-name="T2">THE ALGORITHM</text:span></text:p>
      <text:p text:style-name="P12"><draw:frame draw:style-name="fr1" draw:name="1" text:anchor-type="as-char" svg:y="-12.326cm" svg:width="18.449cm" svg:height="24.502cm" draw:z-index="0"><draw:object xlink:href="./Object 1" xlink:type="simple" xlink:show="embed" xlink:actuate="onLoad"/><draw:image xlink:href="./ObjectReplacements/Object 1" xlink:type="simple" xlink:show="embed" xlink:actuate="onLoad"/></draw:frame></text:p>
      <text:p text:style-name="P12"><text:soft-page-break/><draw:frame draw:style-name="fr2" draw:name="2" text:anchor-type="as-char" svg:y="-9.874cm" svg:width="15.02cm" svg:height="19.6cm" draw:z-index="1"><draw:object xlink:href="./Object 2" xlink:type="simple" xlink:show="embed" xlink:actuate="onLoad"/><draw:image xlink:href="./ObjectReplacements/Object 2" xlink:type="simple" xlink:show="embed" xlink:actuate="onLoad"/><svg:desc>formula</svg:desc></draw:frame></text:p>
      <text:p text:style-name="P13"><text:span text:style-name="T3"/></text:p>
      <text:p text:style-name="P17"><text:span text:style-name="T3">NEXT STEPS</text:span></text:p>
      <text:p text:style-name="P16"><text:span text:style-name="T3">We shall proceed to verify this algorithm using a computer simulation of a concrete problem, and thereby investigate the proposed solution for correctness</text:span></text:p>
      <text:p text:style-name="P13"><text:span text:style-name="T3"/></text:p>
      <text:p text:style-name="P13"><text:span text:style-name="T3">THANK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GB"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0:58:39</meta:creation-date>
    <dc:language>en-GB</dc:language>
    <dc:date>2018-09-13T13:06:54.467545295</dc:date>
    <meta:editing-cycles>71</meta:editing-cycles>
    <meta:editing-duration>PT4H11S</meta:editing-duration>
    <meta:generator>LibreOffice/6.0.3.2$Linux_X86_64 LibreOffice_project/00m0$Build-2</meta:generator>
    <meta:document-statistic meta:table-count="0" meta:image-count="0" meta:object-count="2" meta:page-count="3" meta:paragraph-count="23" meta:word-count="279" meta:character-count="1824" meta:non-whitespace-character-count="1564"/>
  </office:meta>
</office:document-meta>
</file>

<file path=Object 1/content.xml><?xml version="1.0" encoding="utf-8"?>
<math xmlns="http://www.w3.org/1998/Math/MathML" display="block">
  <semantics>
    <mtable>
      <mtr>
        <mtd>
          <mrow/>
        </mtd>
      </mtr>
      <mtr>
        <mtd>
          <mrow/>
        </mtd>
      </mtr>
      <mtr>
        <mtd>
          <mrow>
            <mi mathvariant="italic">Let</mi>
            <mrow>
              <mi>U</mi>
              <mo stretchy="false">=</mo>
              <mrow>
                <mo fence="true" stretchy="true">{</mo>
                <mrow>
                  <mrow>
                    <msub>
                      <mi>u</mi>
                      <mrow>
                        <mn>1</mn>
                        <mi>,</mi>
                      </mrow>
                    </msub>
                    <msub>
                      <mi>u</mi>
                      <mrow>
                        <mn>2</mn>
                        <mi>,</mi>
                      </mrow>
                    </msub>
                    <msub>
                      <mi>u</mi>
                      <mn>3</mn>
                    </msub>
                    <mi>,</mi>
                    <mn>...</mn>
                    <mi>,</mi>
                    <msub>
                      <mi>u</mi>
                      <mi>n</mi>
                    </msub>
                  </mrow>
                </mrow>
                <mo fence="true" stretchy="true">}</mo>
              </mrow>
            </mrow>
          </mrow>
        </mtd>
      </mtr>
      <mtr>
        <mtd>
          <mrow/>
        </mtd>
      </mtr>
      <mtr>
        <mtd>
          <mrow>
            <mi mathvariant="italic">be</mi>
            <mi>a</mi>
            <mi mathvariant="italic">set</mi>
            <mi mathvariant="italic">of</mi>
            <mi mathvariant="italic">objects</mi>
            <mi mathvariant="italic">which</mi>
            <mi mathvariant="italic">are</mi>
            <mtext>to</mtext>
            <mi mathvariant="italic">be</mi>
            <mi mathvariant="italic">grouped</mi>
            <mi mathvariant="italic">into</mi>
            <mi mathvariant="italic">non</mi>
            <mi>−</mi>
            <mi mathvariant="italic">overlapping</mi>
            <mi mathvariant="italic">sets</mi>
          </mrow>
        </mtd>
      </mtr>
      <mtr>
        <mtd>
          <mrow/>
        </mtd>
      </mtr>
      <mtr>
        <mtd>
          <mrow/>
        </mtd>
      </mtr>
      <mtr>
        <mtd>
          <mrow>
            <mi mathvariant="italic">Let</mi>
            <mrow>
              <mi>P</mi>
              <mo stretchy="false">=</mo>
              <mrow>
                <mo fence="true" stretchy="true">{</mo>
                <mrow>
                  <mrow>
                    <msub>
                      <mi>p</mi>
                      <mn>1</mn>
                    </msub>
                    <mi>,</mi>
                    <msub>
                      <mi>p</mi>
                      <mn>2</mn>
                    </msub>
                    <mi>,</mi>
                    <msub>
                      <mi>p</mi>
                      <mn>3</mn>
                    </msub>
                    <mi>,</mi>
                    <mn>...</mn>
                    <mi>,</mi>
                    <msub>
                      <mi>p</mi>
                      <mi>k</mi>
                    </msub>
                  </mrow>
                </mrow>
                <mo fence="true" stretchy="true">}</mo>
              </mrow>
            </mrow>
          </mrow>
        </mtd>
      </mtr>
      <mtr>
        <mtd>
          <mrow/>
        </mtd>
      </mtr>
      <mtr>
        <mtd>
          <mrow>
            <mi mathvariant="italic">be</mi>
            <mi>k</mi>
            <mi mathvariant="italic">number</mi>
            <mi mathvariant="italic">of</mi>
            <mi mathvariant="italic">partitioning</mi>
            <mi mathvariant="italic">sets</mi>
            <mtext>to</mtext>
            <mi mathvariant="italic">which</mi>
            <mi mathvariant="italic">be</mi>
            <mi mathvariant="italic">the</mi>
            <mi mathvariant="italic">elements</mi>
            <mi mathvariant="italic">of</mi>
            <mi mathvariant="italic">the</mi>
            <mi mathvariant="italic">set</mi>
            <mi>U</mi>
            <mi mathvariant="italic">are</mi>
            <mtext>to</mtext>
            <mi mathvariant="italic">be</mi>
            <mi mathvariant="italic">uniquely</mi>
            <mi mathvariant="italic">assigned</mi>
          </mrow>
        </mtd>
      </mtr>
      <mtr>
        <mtd>
          <mrow/>
        </mtd>
      </mtr>
      <mtr>
        <mtd>
          <mrow/>
        </mtd>
      </mtr>
      <mtr>
        <mtd columnalign="left">
          <mrow>
            <mi mathvariant="italic">Also</mi>
            <mi mathvariant="italic">given</mi>
            <mi mathvariant="italic">are</mi>
            <mi mathvariant="italic">the</mi>
            <mi mathvariant="italic">following</mi>
            <mi mathvariant="italic">constraints</mi>
          </mrow>
        </mtd>
      </mtr>
      <mtr>
        <mtd>
          <mrow/>
        </mtd>
      </mtr>
      <mtr>
        <mtd columnalign="left">
          <mrow>
            <mn>1.</mn>
            <mi mathvariant="italic">Each</mi>
            <mi mathvariant="italic">partitioning</mi>
            <mi mathvariant="italic">set</mi>
            <mi>,</mi>
            <msub>
              <mi>p</mi>
              <mi>i</mi>
            </msub>
            <mi mathvariant="italic">has</mi>
            <mi>a</mi>
            <mi mathvariant="italic">maximum</mi>
            <mi mathvariant="italic">capacity</mi>
            <mi mathvariant="italic">of</mi>
            <mi mathvariant="italic">objects</mi>
            <mi mathvariant="italic">it</mi>
            <mi mathvariant="italic">can</mi>
            <mi mathvariant="italic">contain</mi>
          </mrow>
        </mtd>
      </mtr>
      <mtr>
        <mtd>
          <mrow/>
        </mtd>
      </mtr>
      <mtr>
        <mtd>
          <mrow>
            <mi>j</mi>
            <mrow>
              <mrow>
                <mo fence="true" stretchy="true">(</mo>
                <mrow>
                  <msub>
                    <mi>p</mi>
                    <mi>i</mi>
                  </msub>
                </mrow>
                <mo fence="true" stretchy="true">)</mo>
              </mrow>
              <mo stretchy="false">=</mo>
              <mi>V</mi>
            </mrow>
            <mi>,</mi>
            <mi mathvariant="italic">where</mi>
            <mi>V</mi>
            <mi>∈</mi>
            <mi>ℕ</mi>
          </mrow>
        </mtd>
      </mtr>
      <mtr>
        <mtd>
          <mrow/>
        </mtd>
      </mtr>
      <mtr>
        <mtd>
          <mrow/>
        </mtd>
      </mtr>
      <mtr>
        <mtd columnalign="left">
          <mrow>
            <mi mathvariant="italic">Hence</mi>
            <mi mathvariant="italic">the</mi>
            <mi mathvariant="italic">total</mi>
            <mi mathvariant="italic">capacity</mi>
            <mi mathvariant="italic">of</mi>
            <mi mathvariant="italic">all</mi>
            <mi mathvariant="italic">partitions</mi>
            <mi>,</mi>
            <msub>
              <mi>p</mi>
              <mi>i</mi>
            </msub>
            <mi>,</mi>
            <mrow>
              <mi>i</mi>
              <mo stretchy="false">=</mo>
              <mn>1</mn>
            </mrow>
            <mi>,</mi>
            <mn>2</mn>
            <mi>,</mi>
            <mn>3</mn>
            <mi>,</mi>
            <mn>...</mn>
            <mi>,</mi>
            <mi>k</mi>
          </mrow>
        </mtd>
      </mtr>
      <mtr>
        <mtd>
          <mrow/>
        </mtd>
      </mtr>
      <mtr>
        <mtd>
          <mrow>
            <mrow>
              <mi>X</mi>
              <mo stretchy="false">=</mo>
              <mrow>
                <munderover>
                  <mo stretchy="false">∑</mo>
                  <mn>1</mn>
                  <mi>k</mi>
                </munderover>
                <mi>j</mi>
              </mrow>
            </mrow>
            <mrow>
              <mo fence="true" stretchy="true">(</mo>
              <mrow>
                <msub>
                  <mi>p</mi>
                  <mi>i</mi>
                </msub>
              </mrow>
              <mo fence="true" stretchy="true">)</mo>
            </mrow>
          </mrow>
        </mtd>
      </mtr>
      <mtr>
        <mtd>
          <mrow/>
        </mtd>
      </mtr>
      <mtr>
        <mtd columnalign="left">
          <mrow>
            <mtext>And</mtext>
            <mi mathvariant="italic">so</mi>
            <mi>,</mi>
            <mi mathvariant="italic">we</mi>
            <mi mathvariant="italic">define</mi>
            <mi mathvariant="italic">the</mi>
            <mi mathvariant="italic">weight</mi>
            <mi>,</mi>
            <msub>
              <mi>w</mi>
              <mi>i</mi>
            </msub>
            <mi mathvariant="italic">of</mi>
            <mi mathvariant="italic">each</mi>
            <mi mathvariant="italic">partition</mi>
            <mi>,</mi>
            <msub>
              <mi>p</mi>
              <mi>i</mi>
            </msub>
            <mi>,</mi>
            <mi mathvariant="italic">thus</mi>
          </mrow>
        </mtd>
      </mtr>
      <mtr>
        <mtd>
          <mrow/>
        </mtd>
      </mtr>
      <mtr>
        <mtd>
          <mrow>
            <msub>
              <mi>w</mi>
              <mi>i</mi>
            </msub>
            <mo stretchy="false">=</mo>
            <mfrac>
              <mrow>
                <mi>j</mi>
                <mrow>
                  <mo fence="true" stretchy="true">(</mo>
                  <mrow>
                    <msub>
                      <mi>p</mi>
                      <mi>i</mi>
                    </msub>
                  </mrow>
                  <mo fence="true" stretchy="true">)</mo>
                </mrow>
              </mrow>
              <mrow>
                <mrow>
                  <munderover>
                    <mo stretchy="false">∑</mo>
                    <mi>i</mi>
                    <mi>k</mi>
                  </munderover>
                  <mi>j</mi>
                </mrow>
                <mrow>
                  <mo fence="true" stretchy="true">(</mo>
                  <mrow>
                    <mi mathvariant="italic">pi</mi>
                  </mrow>
                  <mo fence="true" stretchy="true">)</mo>
                </mrow>
              </mrow>
            </mfrac>
            <mo stretchy="false">=</mo>
            <mfrac>
              <mrow>
                <mi>j</mi>
                <mrow>
                  <mo fence="true" stretchy="true">(</mo>
                  <mrow>
                    <mi mathvariant="italic">pi</mi>
                  </mrow>
                  <mo fence="true" stretchy="true">)</mo>
                </mrow>
              </mrow>
              <mi>X</mi>
            </mfrac>
          </mrow>
        </mtd>
      </mtr>
      <mtr>
        <mtd>
          <mrow/>
        </mtd>
      </mtr>
      <mtr>
        <mtd>
          <mrow/>
        </mtd>
      </mtr>
      <mtr>
        <mtd columnalign="left">
          <mrow>
            <mi mathvariant="italic">We</mi>
            <mi mathvariant="italic">now</mi>
            <mi mathvariant="italic">define</mi>
            <mi mathvariant="italic">the</mi>
            <mi mathvariant="italic">width</mi>
            <mi mathvariant="italic">of</mi>
            <mi mathvariant="italic">each</mi>
            <mi mathvariant="italic">partition</mi>
            <msub>
              <mi>p</mi>
              <mi>i</mi>
            </msub>
            <mtext>as</mtext>
          </mrow>
        </mtd>
      </mtr>
      <mtr>
        <mtd>
          <mrow/>
        </mtd>
      </mtr>
      <mtr>
        <mtd>
          <mrow>
            <mi>n</mi>
            <mrow>
              <mrow>
                <mo fence="true" stretchy="false">(</mo>
                <mrow>
                  <msub>
                    <mi>p</mi>
                    <mi>i</mi>
                  </msub>
                </mrow>
                <mo fence="true" stretchy="false">)</mo>
              </mrow>
              <mo stretchy="false">=</mo>
              <mtext>|</mtext>
            </mrow>
            <msub>
              <mi>p</mi>
              <mi>i</mi>
            </msub>
            <mrow>
              <mtext>|</mtext>
              <mo stretchy="false">=</mo>
              <msub>
                <mi>w</mi>
                <mi>i</mi>
              </msub>
            </mrow>
            <mi>⋅</mi>
            <mrow>
              <mrow>
                <mo fence="true" stretchy="true">|</mo>
                <mrow>
                  <mi>U</mi>
                </mrow>
                <mo fence="true" stretchy="true">|</mo>
              </mrow>
              <mo stretchy="false">=</mo>
              <msub>
                <mi>w</mi>
                <mi>i</mi>
              </msub>
            </mrow>
            <mi>⋅</mi>
            <mi>n</mi>
          </mrow>
        </mtd>
      </mtr>
      <mtr>
        <mtd>
          <mrow/>
        </mtd>
      </mtr>
      <mtr>
        <mtd>
          <mrow/>
        </mtd>
      </mtr>
      <mtr>
        <mtd columnalign="left">
          <mrow>
            <mn>2.</mn>
            <mrow>
              <mi mathvariant="italic">Inclusion</mi>
              <mo stretchy="false">/</mo>
              <mi mathvariant="italic">Exclusion</mi>
            </mrow>
            <mi mathvariant="italic">Constraints</mi>
            <mi>,</mi>
            <msub>
              <mi>g</mi>
              <msub>
                <mi>i</mi>
                <mi>k</mi>
              </msub>
            </msub>
            <mi>,</mi>
            <mi mathvariant="italic">defined</mi>
            <mi mathvariant="italic">thus</mi>
            <mi mathvariant="normal">:</mi>
          </mrow>
        </mtd>
      </mtr>
      <mtr>
        <mtd>
          <mrow/>
        </mtd>
      </mtr>
      <mtr>
        <mtd>
          <mrow/>
        </mtd>
      </mtr>
      <mtr>
        <mtd>
          <mrow>
            <msub>
              <mi>g</mi>
              <msub>
                <mi>i</mi>
                <mi>k</mi>
              </msub>
            </msub>
            <mrow>
              <mrow>
                <mo fence="true" stretchy="true">(</mo>
                <mrow>
                  <msub>
                    <mi>u</mi>
                    <mi>j</mi>
                  </msub>
                </mrow>
                <mo fence="true" stretchy="true">)</mo>
              </mrow>
              <mo stretchy="false">=</mo>
              <mrow>
                <mo fence="true" stretchy="true">{</mo>
                <mrow>
                  <mtable>
                    <mtr>
                      <mtd>
                        <mtable>
                          <mtr>
                            <mtd>
                              <mrow>
                                <mi>c</mi>
                                <mi>∈</mi>
                                <mtext>(</mtext>
                                <mn>0,1</mn>
                                <mtext>]</mtext>
                                <mi>,</mi>
                                <mtext>   </mtext>
                                <mi mathvariant="italic">if</mi>
                                <msub>
                                  <mi>u</mi>
                                  <mi>j</mi>
                                </msub>
                                <mi mathvariant="italic">tests</mi>
                                <mi mathvariant="italic">positive</mi>
                                <mi mathvariant="italic">for</mi>
                                <mi mathvariant="italic">partition</mi>
                                <mi>k</mi>
                              </mrow>
                            </mtd>
                          </mtr>
                          <mtr>
                            <mtd>
                              <mrow>
                                <mrow>
                                  <mi>c</mi>
                                  <mo stretchy="false">=</mo>
                                  <mn>0</mn>
                                </mrow>
                                <mi>,</mi>
                                <mtext>                              </mtext>
                                <mi mathvariant="italic">otherwise</mi>
                              </mrow>
                            </mtd>
                          </mtr>
                        </mtable>
                      </mtd>
                    </mtr>
                  </mtable>
                </mrow>
                <mo fence="true" stretchy="true">}</mo>
              </mrow>
            </mrow>
          </mrow>
        </mtd>
      </mtr>
      <mtr>
        <mtd>
          <mrow/>
        </mtd>
      </mtr>
      <mtr>
        <mtd>
          <mrow/>
        </mtd>
      </mtr>
      <mtr>
        <mtd columnalign="right">
          <mrow>
            <mi mathvariant="italic">where</mi>
            <msub>
              <mi>g</mi>
              <msub>
                <mi>i</mi>
                <mi>k</mi>
              </msub>
            </msub>
            <mi mathvariant="italic">is</mi>
            <mi mathvariant="italic">the</mi>
            <msub>
              <mi>g</mi>
              <mi>i</mi>
            </msub>
            <mi mathvariant="italic">th</mi>
            <mi mathvariant="italic">constraint</mi>
            <mi mathvariant="italic">testing</mi>
            <mi mathvariant="italic">for</mi>
            <mi mathvariant="italic">compatibility</mi>
            <mi mathvariant="italic">of</mi>
            <mi mathvariant="italic">the</mi>
            <msub>
              <mi>u</mi>
              <mi>j</mi>
            </msub>
            <mi mathvariant="italic">th</mi>
            <mi mathvariant="italic">object</mi>
            <mtext>in</mtext>
            <mi mathvariant="italic">the</mi>
            <mi mathvariant="italic">kth</mi>
            <mi mathvariant="italic">partition</mi>
          </mrow>
        </mtd>
      </mtr>
      <mtr>
        <mtd>
          <mrow/>
        </mtd>
      </mtr>
      <mtr>
        <mtd columnalign="right">
          <mrow>
            <mi mathvariant="italic">where</mi>
            <mi>i</mi>
            <mi mathvariant="italic">is</mi>
            <mi mathvariant="italic">the</mi>
            <mi mathvariant="italic">counter</mi>
            <mi mathvariant="italic">for</mi>
            <mi mathvariant="italic">the</mi>
            <mi mathvariant="italic">total</mi>
            <mi mathvariant="italic">number</mi>
            <mi mathvariant="italic">of</mi>
            <mrow>
              <mi mathvariant="italic">inclusion</mi>
              <mo stretchy="false">/</mo>
              <mi mathvariant="italic">exclusion</mi>
            </mrow>
            <mi mathvariant="italic">constraints</mi>
            <mi mathvariant="italic">defined</mi>
          </mrow>
        </mtd>
      </mtr>
      <mtr>
        <mtd>
          <mrow/>
        </mtd>
      </mtr>
    </mtable>
    <annotation encoding="StarMath 5.0">newline
newline
Let U = left lbrace {u} rsub {1,} {u} rsub {2,} {u} rsub {3} , ... , {u} rsub {n} right rbrace 
newline  
newline
be a set of objects which are "to" be grouped into non − overlapping sets 
newline  
newline  
newline 
Let P = left lbrace {p} rsub {1} , {p} rsub {2} , {p} rsub {3} , ... , {p} rsub {k} right rbrace 
newline  
newline
be k number of partitioning sets "to" which be the elements of the set U are "to" be uniquely assigned 
newline  
newline  
newline 
alignl Also given are the following constraints 
newline  
newline
alignl 1. Each partitioning set , {p} rsub {i} has a maximum capacity of objects it can contain 
newline  
newline 
j left ({p} rsub {i} right ) = V , where V ∈ ℕ 
newline  
newline  
newline
alignl Hence the total capacity of all partitions , {p} rsub {i} , i = 1 , 2 , 3 , ... , k 
newline  
newline 
X   =   sum from {1} to {k} {j} left ({p} rsub {i} right ) 
newline  
newline
alignl "And" so , we define the weight , {w} rsub {i} of each partition , {p} rsub {i} , thus 
newline  
newline {w} rsub {i}   =   {j left ({p} rsub {i} right )} over {sum from {i} to {k} {j} left (pi right )}   =   {j left (pi right )} over {X} 
newline  
newline  
newline
alignl We now define the width of each partition {p} rsub {i} "as" 
newline  
newline 
n(p sub i) = "|" p sub i "|"  =   {w} rsub {i} ⋅ left lline U right rline   =   {w} rsub {i} ⋅ n 
newline  
newline  
newline
alignl 2. {Inclusion} / {Exclusion} Constraints , {g} rsub {{i} rsub {k}} , defined thus : 
newline  
newline  
newline 
{g} rsub {{i} rsub {k}} left ({u} rsub {j} right ) = 


left lbrace stack { binom{c ∈ "(" 0,1 "]" ,"   " if {u} rsub {j} tests positive for partition k}{c = 0 ,"                              " otherwise} } right rbrace 
newline  
newline  
newline 
alignr where {g} rsub {{i} rsub {k}} is the {g} rsub {i} th constraint testing for compatibility of the {u} rsub {j} th object "in" the kth partition 
newline  
newline 
alignr where i is the counter for the total number of {inclusion} / {exclusion} constraints defined 
newline  
newline  </annotation>
  </semantics>
</math>
</file>

<file path=Object 2/content.xml><?xml version="1.0" encoding="utf-8"?>
<math xmlns="http://www.w3.org/1998/Math/MathML" display="block">
  <semantics>
    <mtable>
      <mtr>
        <mtd>
          <mrow/>
        </mtd>
      </mtr>
      <mtr>
        <mtd columnalign="left">
          <mrow>
            <mn>3.</mn>
            <mi mathvariant="italic">We</mi>
            <mi mathvariant="italic">now</mi>
            <mi mathvariant="italic">define</mi>
            <mi mathvariant="italic">the</mi>
            <mi mathvariant="italic">membership</mi>
            <mi mathvariant="italic">function</mi>
            <mi mathvariant="italic">for</mi>
            <mi mathvariant="italic">this</mi>
            <mi mathvariant="italic">algorithm</mi>
            <mi mathvariant="italic">thus</mi>
            <mi mathvariant="normal">:</mi>
          </mrow>
        </mtd>
      </mtr>
      <mtr>
        <mtd>
          <mrow/>
        </mtd>
      </mtr>
      <mtr>
        <mtd>
          <mrow>
            <msub>
              <mi>f</mi>
              <mi>i</mi>
            </msub>
            <mrow>
              <mrow>
                <mo fence="true" stretchy="true">(</mo>
                <mrow>
                  <msub>
                    <mi>u</mi>
                    <mi>j</mi>
                  </msub>
                </mrow>
                <mo fence="true" stretchy="true">)</mo>
              </mrow>
              <mo stretchy="false">=</mo>
              <mrow>
                <munderover>
                  <mo stretchy="false">∏</mo>
                  <mrow>
                    <mi>s</mi>
                    <mo stretchy="false">=</mo>
                    <mn>1</mn>
                  </mrow>
                  <mi>t</mi>
                </munderover>
                <msub>
                  <mi>g</mi>
                  <msub>
                    <mi>i</mi>
                    <mi>s</mi>
                  </msub>
                </msub>
              </mrow>
            </mrow>
            <mrow>
              <mo fence="true" stretchy="true">(</mo>
              <mrow>
                <msub>
                  <mi>u</mi>
                  <mi>j</mi>
                </msub>
              </mrow>
              <mo fence="true" stretchy="true">)</mo>
            </mrow>
          </mrow>
        </mtd>
      </mtr>
      <mtr>
        <mtd columnalign="right">
          <mrow>
            <mi mathvariant="italic">where</mi>
            <mrow>
              <mi>i</mi>
              <mo stretchy="false">=</mo>
              <mn>1,2,.</mn>
            </mrow>
            <mn>..</mn>
            <mi>,</mi>
            <mi>k</mi>
            <mi>;</mi>
          </mrow>
        </mtd>
      </mtr>
      <mtr>
        <mtd columnalign="right">
          <mrow>
            <mrow>
              <mi>j</mi>
              <mo stretchy="false">=</mo>
              <mn>1,2,.</mn>
            </mrow>
            <mn>..</mn>
            <mi>,</mi>
            <mi>n</mi>
            <mi>;</mi>
          </mrow>
        </mtd>
      </mtr>
      <mtr>
        <mtd columnalign="right">
          <mrow>
            <mrow>
              <mi>t</mi>
              <mo stretchy="false">=</mo>
              <mi mathvariant="italic">the</mi>
            </mrow>
            <mi mathvariant="italic">total</mi>
            <mi mathvariant="italic">number</mi>
            <mi mathvariant="italic">of</mi>
            <mi mathvariant="italic">defined</mi>
            <mrow>
              <mi mathvariant="italic">inclusion</mi>
              <mo stretchy="false">/</mo>
              <mi mathvariant="italic">exclusion</mi>
            </mrow>
            <mi mathvariant="italic">constraints</mi>
          </mrow>
        </mtd>
      </mtr>
      <mtr>
        <mtd>
          <mrow/>
        </mtd>
      </mtr>
      <mtr>
        <mtd>
          <mrow/>
        </mtd>
      </mtr>
      <mtr>
        <mtd columnalign="left">
          <mrow>
            <mn>4.</mn>
            <mi mathvariant="italic">We</mi>
            <mi mathvariant="italic">now</mi>
            <mi mathvariant="italic">define</mi>
            <mi mathvariant="italic">the</mi>
            <mi mathvariant="italic">set</mi>
            <msub>
              <mi>F</mi>
              <mi>i</mi>
            </msub>
          </mrow>
        </mtd>
      </mtr>
      <mtr>
        <mtd>
          <mrow/>
        </mtd>
      </mtr>
      <mtr>
        <mtd>
          <mrow/>
        </mtd>
      </mtr>
      <mtr>
        <mtd>
          <mrow>
            <mrow>
              <msub>
                <mi>F</mi>
                <mi>i</mi>
              </msub>
              <mo stretchy="false">=</mo>
              <mo stretchy="false">{</mo>
            </mrow>
            <msub>
              <mi>f</mi>
              <mi>i</mi>
            </msub>
            <mrow>
              <mo fence="true" stretchy="false">(</mo>
              <mrow>
                <msub>
                  <mi>u</mi>
                  <mn>1</mn>
                </msub>
              </mrow>
              <mo fence="true" stretchy="false">)</mo>
            </mrow>
            <mi>,</mi>
            <msub>
              <mi>f</mi>
              <mi>i</mi>
            </msub>
            <mrow>
              <mo fence="true" stretchy="false">(</mo>
              <mrow>
                <msub>
                  <mi>u</mi>
                  <mn>2</mn>
                </msub>
              </mrow>
              <mo fence="true" stretchy="false">)</mo>
            </mrow>
            <mi>,</mi>
            <msub>
              <mi>f</mi>
              <mi>i</mi>
            </msub>
            <mrow>
              <mo fence="true" stretchy="false">(</mo>
              <mrow>
                <msub>
                  <mi>u</mi>
                  <mn>3</mn>
                </msub>
              </mrow>
              <mo fence="true" stretchy="false">)</mo>
            </mrow>
            <mi>,</mi>
            <mn>...</mn>
            <mi>,</mi>
            <msub>
              <mi>f</mi>
              <mi>i</mi>
            </msub>
            <mrow>
              <mo fence="true" stretchy="false">(</mo>
              <mrow>
                <msub>
                  <mi>u</mi>
                  <mi>n</mi>
                </msub>
              </mrow>
              <mo fence="true" stretchy="false">)</mo>
            </mrow>
            <mtext>      </mtext>
            <mrow>
              <mi>i</mi>
              <mo stretchy="false">=</mo>
              <mn>1,2,.</mn>
            </mrow>
            <mn>..</mn>
            <mi>,</mi>
            <mi>k</mi>
            <mo stretchy="false">}</mo>
          </mrow>
        </mtd>
      </mtr>
      <mtr>
        <mtd>
          <mrow/>
        </mtd>
      </mtr>
      <mtr>
        <mtd>
          <mrow>
            <mi>e</mi>
            <mi>.</mi>
            <mi>g</mi>
            <mi>.</mi>
            <mrow>
              <msub>
                <mi>F</mi>
                <mn>1</mn>
              </msub>
              <mo stretchy="false">=</mo>
              <mo stretchy="false">{</mo>
            </mrow>
            <msub>
              <mi>f</mi>
              <mn>1</mn>
            </msub>
            <mrow>
              <mo fence="true" stretchy="false">(</mo>
              <mrow>
                <msub>
                  <mi>u</mi>
                  <mn>1</mn>
                </msub>
              </mrow>
              <mo fence="true" stretchy="false">)</mo>
            </mrow>
            <mi>,</mi>
            <msub>
              <mi>f</mi>
              <mn>1</mn>
            </msub>
            <mrow>
              <mo fence="true" stretchy="false">(</mo>
              <mrow>
                <msub>
                  <mi>u</mi>
                  <mn>2</mn>
                </msub>
              </mrow>
              <mo fence="true" stretchy="false">)</mo>
            </mrow>
            <mi>,</mi>
            <msub>
              <mi>f</mi>
              <mn>1</mn>
            </msub>
            <mrow>
              <mo fence="true" stretchy="false">(</mo>
              <mrow>
                <msub>
                  <mi>u</mi>
                  <mn>3</mn>
                </msub>
              </mrow>
              <mo fence="true" stretchy="false">)</mo>
            </mrow>
            <mi>,</mi>
            <mn>...</mn>
            <mi>,</mi>
            <msub>
              <mi>f</mi>
              <mn>1</mn>
            </msub>
            <mrow>
              <mo fence="true" stretchy="false">(</mo>
              <mrow>
                <msub>
                  <mi>u</mi>
                  <mi>n</mi>
                </msub>
              </mrow>
              <mo fence="true" stretchy="false">)</mo>
            </mrow>
            <mo stretchy="false">}</mo>
          </mrow>
        </mtd>
      </mtr>
      <mtr>
        <mtd>
          <mrow/>
        </mtd>
      </mtr>
      <mtr>
        <mtd>
          <mrow/>
        </mtd>
      </mtr>
      <mtr>
        <mtd columnalign="left">
          <mrow>
            <mn>5.</mn>
            <mi mathvariant="italic">We</mi>
            <mi mathvariant="italic">now</mi>
            <mi mathvariant="italic">proceed</mi>
            <mtext>to</mtext>
            <mi mathvariant="italic">populate</mi>
            <mi mathvariant="italic">each</mi>
            <mi mathvariant="italic">partition</mi>
            <mi>,</mi>
            <msub>
              <mi>p</mi>
              <mi>i</mi>
            </msub>
            <mi mathvariant="italic">with</mi>
            <mi mathvariant="italic">matching</mi>
            <mi mathvariant="italic">elements</mi>
            <mi mathvariant="italic">thus</mi>
            <mi mathvariant="normal">:</mi>
          </mrow>
        </mtd>
      </mtr>
      <mtr>
        <mtd>
          <mrow/>
        </mtd>
      </mtr>
      <mtr>
        <mtd>
          <mrow/>
        </mtd>
      </mtr>
      <mtr>
        <mtd>
          <mrow>
            <mi mathvariant="italic">Let</mi>
            <mrow>
              <msub>
                <mi>F</mi>
                <msub>
                  <mi>p</mi>
                  <mi>i</mi>
                </msub>
              </msub>
              <mo stretchy="false">=</mo>
              <mrow>
                <msub>
                  <mi>F</mi>
                  <mi>i</mi>
                </msub>
                <mo stretchy="false">∖</mo>
                <mstyle mathvariant="bold">
                  <msubsup>
                    <mi>∪</mi>
                    <mrow>
                      <mi>j</mi>
                      <mo stretchy="false">=</mo>
                      <mn>1</mn>
                    </mrow>
                    <mrow>
                      <mi>i</mi>
                      <mo stretchy="false">−</mo>
                      <mn>1</mn>
                    </mrow>
                  </msubsup>
                </mstyle>
              </mrow>
            </mrow>
            <mo stretchy="false">{</mo>
            <msub>
              <mi>f</mi>
              <mi>j</mi>
            </msub>
            <mrow>
              <mo fence="true" stretchy="false">(</mo>
              <mrow>
                <msub>
                  <mi>u</mi>
                  <mi>x</mi>
                </msub>
              </mrow>
              <mo fence="true" stretchy="false">)</mo>
            </mrow>
            <mo stretchy="false">∀</mo>
            <mrow>
              <msub>
                <mi>u</mi>
                <mi>x</mi>
              </msub>
              <mo stretchy="false">∈</mo>
              <msub>
                <mi>p</mi>
                <mi>j</mi>
              </msub>
            </mrow>
            <mo stretchy="false">}</mo>
          </mrow>
        </mtd>
      </mtr>
      <mtr>
        <mtd>
          <mrow/>
        </mtd>
      </mtr>
      <mtr>
        <mtd>
          <mrow/>
        </mtd>
      </mtr>
      <mtr>
        <mtd>
          <mrow>
            <mi mathvariant="italic">Let</mi>
            <mrow>
              <msub>
                <mi>Q</mi>
                <mn>1</mn>
              </msub>
              <mo stretchy="false">=</mo>
              <msub>
                <mi>u</mi>
                <mi>x</mi>
              </msub>
            </mrow>
            <mtext> | </mtext>
            <msub>
              <mi>f</mi>
              <mi>i</mi>
            </msub>
            <mrow>
              <mrow>
                <mo fence="true" stretchy="false">(</mo>
                <mrow>
                  <msub>
                    <mi>u</mi>
                    <mi>x</mi>
                  </msub>
                </mrow>
                <mo fence="true" stretchy="false">)</mo>
              </mrow>
              <mo stretchy="false">=</mo>
              <mi mathvariant="italic">max</mi>
            </mrow>
            <mo stretchy="false">{</mo>
            <msub>
              <mi>F</mi>
              <msub>
                <mi>p</mi>
                <mi>i</mi>
              </msub>
            </msub>
            <mo stretchy="false">}</mo>
          </mrow>
        </mtd>
      </mtr>
      <mtr>
        <mtd>
          <mrow/>
        </mtd>
      </mtr>
      <mtr>
        <mtd>
          <mrow/>
        </mtd>
      </mtr>
      <mtr>
        <mtd>
          <mrow>
            <mrow>
              <msub>
                <mi>Q</mi>
                <mn>2</mn>
              </msub>
              <mo stretchy="false">=</mo>
              <msub>
                <mi>u</mi>
                <mi>x</mi>
              </msub>
            </mrow>
            <mtext> | </mtext>
            <msub>
              <mi>f</mi>
              <mi>i</mi>
            </msub>
            <mrow>
              <mrow>
                <mo fence="true" stretchy="false">(</mo>
                <mrow>
                  <msub>
                    <mi>u</mi>
                    <mi>x</mi>
                  </msub>
                </mrow>
                <mo fence="true" stretchy="false">)</mo>
              </mrow>
              <mo stretchy="false">=</mo>
              <mi mathvariant="italic">max</mi>
            </mrow>
            <mo stretchy="false">{</mo>
            <mrow>
              <msub>
                <mi>F</mi>
                <msub>
                  <mi>p</mi>
                  <mi>i</mi>
                </msub>
              </msub>
              <mo stretchy="false">∖</mo>
              <msub>
                <mi>f</mi>
                <mi>i</mi>
              </msub>
            </mrow>
            <mrow>
              <mo fence="true" stretchy="false">(</mo>
              <mrow>
                <msub>
                  <mi>u</mi>
                  <mi>y</mi>
                </msub>
              </mrow>
              <mo fence="true" stretchy="false">)</mo>
            </mrow>
            <mtext> | </mtext>
            <mrow>
              <msub>
                <mi>u</mi>
                <mi>y</mi>
              </msub>
              <mo stretchy="false">∈</mo>
              <msub>
                <mi>Q</mi>
                <mn>1</mn>
              </msub>
            </mrow>
            <mo stretchy="false">}</mo>
          </mrow>
        </mtd>
      </mtr>
      <mtr>
        <mtd>
          <mrow/>
        </mtd>
      </mtr>
      <mtr>
        <mtd>
          <mo stretchy="false">⋮</mo>
        </mtd>
      </mtr>
      <mtr>
        <mtd>
          <mrow/>
        </mtd>
      </mtr>
      <mtr>
        <mtd>
          <mrow>
            <mo stretchy="false">⇒</mo>
            <mrow>
              <msub>
                <mi>Q</mi>
                <mrow>
                  <mtext>|</mtext>
                  <msub>
                    <mi>p</mi>
                    <mi>i</mi>
                  </msub>
                  <mtext>|</mtext>
                </mrow>
              </msub>
              <mo stretchy="false">=</mo>
              <msub>
                <mi>u</mi>
                <mi>x</mi>
              </msub>
            </mrow>
            <mtext> | </mtext>
            <msub>
              <mi>f</mi>
              <mi>i</mi>
            </msub>
            <mrow>
              <mrow>
                <mo fence="true" stretchy="false">(</mo>
                <mrow>
                  <msub>
                    <mi>u</mi>
                    <mi>x</mi>
                  </msub>
                </mrow>
                <mo fence="true" stretchy="false">)</mo>
              </mrow>
              <mo stretchy="false">=</mo>
              <mi mathvariant="italic">max</mi>
            </mrow>
            <mo stretchy="false">{</mo>
            <mrow>
              <msub>
                <mi>F</mi>
                <msub>
                  <mi>p</mi>
                  <mi>i</mi>
                </msub>
              </msub>
              <mo stretchy="false">∖</mo>
              <mstyle mathvariant="bold">
                <msubsup>
                  <mi>∪</mi>
                  <mrow>
                    <mi>j</mi>
                    <mo stretchy="false">=</mo>
                    <mn>1</mn>
                  </mrow>
                  <mrow>
                    <mtext>|</mtext>
                    <msub>
                      <mi>p</mi>
                      <mi>i</mi>
                    </msub>
                    <mrow>
                      <mtext>|</mtext>
                      <mo stretchy="false">−</mo>
                      <mn>1</mn>
                    </mrow>
                  </mrow>
                </msubsup>
              </mstyle>
            </mrow>
            <mo stretchy="false">{</mo>
            <msub>
              <mi>f</mi>
              <mi>i</mi>
            </msub>
            <mrow>
              <mo fence="true" stretchy="false">(</mo>
              <mrow>
                <msub>
                  <mi>u</mi>
                  <mi>y</mi>
                </msub>
              </mrow>
              <mo fence="true" stretchy="false">)</mo>
            </mrow>
            <mtext> | </mtext>
            <mrow>
              <msub>
                <mi>u</mi>
                <mi>y</mi>
              </msub>
              <mo stretchy="false">∈</mo>
              <msub>
                <mi>Q</mi>
                <mi>j</mi>
              </msub>
            </mrow>
            <mo stretchy="false">}</mo>
            <mo stretchy="false">}</mo>
          </mrow>
        </mtd>
      </mtr>
      <mtr>
        <mtd>
          <mrow/>
        </mtd>
      </mtr>
      <mtr>
        <mtd>
          <mrow/>
        </mtd>
      </mtr>
      <mtr>
        <mtd>
          <mrow>
            <mo stretchy="false">⇒</mo>
            <mrow>
              <msub>
                <mi>p</mi>
                <mi>i</mi>
              </msub>
              <mo stretchy="false">=</mo>
              <mstyle mathvariant="bold">
                <msubsup>
                  <mi>∪</mi>
                  <mrow>
                    <mi>j</mi>
                    <mo stretchy="false">=</mo>
                    <mn>1</mn>
                  </mrow>
                  <mrow>
                    <mtext>|</mtext>
                    <msub>
                      <mi>p</mi>
                      <mi>i</mi>
                    </msub>
                    <mtext>|</mtext>
                  </mrow>
                </msubsup>
              </mstyle>
            </mrow>
            <mo stretchy="false">{</mo>
            <msub>
              <mi>Q</mi>
              <mi>j</mi>
            </msub>
            <mo stretchy="false">}</mo>
          </mrow>
        </mtd>
      </mtr>
      <mtr>
        <mtd columnalign="right">
          <mrow>
            <mrow>
              <mi>i</mi>
              <mo stretchy="false">=</mo>
              <mn>1,2,.</mn>
            </mrow>
            <mn>..</mn>
            <mi>,</mi>
            <mi>k</mi>
          </mrow>
        </mtd>
      </mtr>
      <mtr>
        <mtd>
          <mrow/>
        </mtd>
      </mtr>
      <mtr>
        <mtd columnalign="right">
          <mi mathvariant="italic">QED</mi>
        </mtd>
      </mtr>
    </mtable>
    <annotation encoding="StarMath 5.0">newline
alignl 3. We now define the membership function for this algorithm thus : 
newline  
newline 
{f} rsub {i} left ({u} rsub {j} right ) = prod from {s = 1} to {t} {{g} rsub {{i} rsub {s}}} left ({u} rsub {j} right ) 
newline 
alignr where i = 1,2,. .. , k ; 
newline 
alignr j = 1,2,. .. , n ; 
newline 
alignr t = the total number of defined {inclusion} / {exclusion} constraints
newline
newline
newline
alignl 4. We now define the set {F} rsub {i} 
newline
newline
newline
 {F} sub {i} = \{ f sub i(u sub 1 ), f sub i(u sub 2), f sub i(u sub 3),...,f sub i(u sub n) "      "i = 1,2,. .. , k \} 
newline
newline
 e.g. {F} sub {1} = \{ f sub 1(u sub 1 ), f sub 1(u sub 2), f sub 1(u sub 3),...,f sub 1(u sub n) \} 
 
newline
newline
newline
alignl 5. We now proceed "to" populate each partition , {p} rsub {i} with matching elements thus : 
newline
newline
newline
   Let {F} sub {p sub i} = F sub i bslash bold ∪ sub {j=1} sup { i-1 }\{ f sub j(u sub x) forall u sub x in p sub j \}
newline
newline
newline
   Let Q sub 1 = u sub x " | " f sub i(u sub x) = max\{ F sub {p sub i} \}
newline
newline
newline
	Q sub 2 = u sub x " | " f sub i( u sub x ) = max\{ F sub {p sub i} bslash f sub i(u sub y) " | " u sub y in Q sub 1 \}
newline
newline
	dotsvert 
newline
newline
	drarrow Q sub { "|"p sub i"|" } = u sub x " | " f sub i( u sub x ) = max\{ F sub {p sub i} bslash  bold ∪ sub {j=1} sup { "|"p sub i"|"-1 }\{ f sub i(u sub y) " | " u sub y in Q sub j\} \}
	newline
	newline
	newline
	
	drarrow p sub i = bold ∪ sub {j=1} sup { "|"p sub i"|" }\{ Q sub j \}  
newline
alignr i = 1,2,...,k
newline
newline
alignr QED</annotation>
  </semantics>
</math>
</file>